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office:value-type="string" calcext:value-type="string" table:number-columns-spanned="4" table:number-rows-spanned="1">
            <text:p>Sequenci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oncorr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 table:style-name="ce1"/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table:style-name="ce3" office:value-type="float" office:value="0.0038158" calcext:value-type="float">
            <text:p>0.0038158</text:p>
          </table:table-cell>
          <table:table-cell table:style-name="ce3" office:value-type="float" office:value="0.006182" calcext:value-type="float">
            <text:p>0.006182</text:p>
          </table:table-cell>
          <table:table-cell table:style-name="ce3" office:value-type="float" office:value="0.002054" calcext:value-type="float">
            <text:p>0.002054</text:p>
          </table:table-cell>
          <table:table-cell table:style-name="ce3" office:value-type="float" office:value="0.00126439181427278" calcext:value-type="float">
            <text:p>0.001264391814273</text:p>
          </table:table-cell>
          <table:table-cell table:style-name="Default"/>
          <table:table-cell table:style-name="ce3" office:value-type="float" office:value="0.2942208" calcext:value-type="float">
            <text:p>0.2942208</text:p>
          </table:table-cell>
          <table:table-cell table:style-name="ce3" office:value-type="float" office:value="0.519054" calcext:value-type="float">
            <text:p>0.519054</text:p>
          </table:table-cell>
          <table:table-cell table:style-name="ce3" office:value-type="float" office:value="0.187596" calcext:value-type="float">
            <text:p>0.187596</text:p>
          </table:table-cell>
          <table:table-cell office:value-type="float" office:value="0.0819845418238097" calcext:value-type="float">
            <text:p>0.08198454182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53:46.517674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3:32:59.889864951</dc:date>
    <meta:editing-duration>PT32M44S</meta:editing-duration>
    <meta:editing-cycles>8</meta:editing-cycles>
    <meta:generator>LibreOffice/6.4.7.2$Linux_X86_64 LibreOffice_project/40$Build-2</meta:generator>
    <meta:document-statistic meta:table-count="1" meta:cell-count="18" meta:object-count="0"/>
  </office:meta>
</office:document-meta>
</file>